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LatoWeb" svg:font-family="LatoWeb, 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6a83" officeooo:paragraph-rsid="00196a83" style:font-weight-asian="bold" style:font-weight-complex="bold"/>
    </style:style>
    <style:style style:name="P2" style:family="paragraph" style:parent-style-name="Standard">
      <style:text-properties fo:font-weight="bold" officeooo:rsid="00196a83" officeooo:paragraph-rsid="00196a83" style:font-weight-asian="bold" style:font-weight-complex="bold"/>
    </style:style>
    <style:style style:name="P3" style:family="paragraph" style:parent-style-name="Standard">
      <style:text-properties fo:font-weight="bold" officeooo:rsid="00196a83" officeooo:paragraph-rsid="001a8d4e" style:font-weight-asian="bold" style:font-weight-complex="bold"/>
    </style:style>
    <style:style style:name="P4" style:family="paragraph" style:parent-style-name="Standard" style:list-style-name="L11">
      <style:text-properties fo:font-weight="normal" officeooo:rsid="00196a83" officeooo:paragraph-rsid="001a8d4e" style:font-weight-asian="normal" style:font-weight-complex="normal"/>
    </style:style>
    <style:style style:name="P5" style:family="paragraph" style:parent-style-name="Standard" style:list-style-name="L11">
      <style:text-properties fo:font-weight="normal" officeooo:rsid="00196a83" officeooo:paragraph-rsid="001b87a8" style:font-weight-asian="normal" style:font-weight-complex="normal"/>
    </style:style>
    <style:style style:name="P6" style:family="paragraph" style:parent-style-name="Standard" style:list-style-name="L13">
      <style:text-properties officeooo:paragraph-rsid="001a8d4e"/>
    </style:style>
    <style:style style:name="P7" style:family="paragraph" style:parent-style-name="Standard" style:list-style-name="L13">
      <style:text-properties officeooo:paragraph-rsid="001b5f24"/>
    </style:style>
    <style:style style:name="P8" style:family="paragraph" style:parent-style-name="Standard" style:list-style-name="L16">
      <style:text-properties officeooo:paragraph-rsid="001b5f24"/>
    </style:style>
    <style:style style:name="P9" style:family="paragraph" style:parent-style-name="Standard">
      <style:text-properties officeooo:paragraph-rsid="001b5f24"/>
    </style:style>
    <style:style style:name="P10" style:family="paragraph" style:parent-style-name="Standard" style:list-style-name="L17">
      <style:text-properties officeooo:paragraph-rsid="001b5f24"/>
    </style:style>
    <style:style style:name="P11" style:family="paragraph" style:parent-style-name="Standard" style:list-style-name="L20">
      <style:text-properties officeooo:paragraph-rsid="001b5f24"/>
    </style:style>
    <style:style style:name="P12" style:family="paragraph" style:parent-style-name="Standard" style:list-style-name="L20">
      <style:text-properties officeooo:paragraph-rsid="001b7a77"/>
    </style:style>
    <style:style style:name="P13" style:family="paragraph" style:parent-style-name="Standard" style:list-style-name="L22">
      <style:text-properties officeooo:paragraph-rsid="001b5f24"/>
    </style:style>
    <style:style style:name="P14" style:family="paragraph" style:parent-style-name="Standard" style:list-style-name="L20">
      <style:text-properties officeooo:rsid="001b7a77" officeooo:paragraph-rsid="001b7a77"/>
    </style:style>
    <style:style style:name="P15" style:family="paragraph" style:parent-style-name="Standard" style:list-style-name="L11">
      <style:text-properties officeooo:paragraph-rsid="001b87a8"/>
    </style:style>
    <style:style style:name="P16" style:family="paragraph" style:parent-style-name="Standard">
      <style:text-properties officeooo:paragraph-rsid="001b87a8"/>
    </style:style>
    <style:style style:name="T1" style:family="text">
      <style:text-properties fo:font-weight="bold" officeooo:rsid="001b5f24" style:font-weight-asian="bold" style:font-weight-complex="bold"/>
    </style:style>
    <style:style style:name="T2" style:family="text">
      <style:text-properties officeooo:rsid="001a8d4e"/>
    </style:style>
    <style:style style:name="T3" style:family="text">
      <style:text-properties officeooo:rsid="001b5f24"/>
    </style:style>
    <style:style style:name="T4" style:family="text">
      <style:text-properties officeooo:rsid="001b87a8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602in"/>
      </text:list-level-style-number>
      <text:list-level-style-bullet text:level="2" text:style-name="Bullet_20_Symbols" style:num-suffix="." text:bullet-char="•">
        <style:list-level-properties text:space-before="0.520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520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602in"/>
      </text:list-level-style-number>
      <text:list-level-style-bullet text:level="2" text:style-name="Bullet_20_Symbols" style:num-suffix="." text:bullet-char="•">
        <style:list-level-properties text:space-before="0.520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-2310</text:p>
      <text:p text:style-name="P1">Assignment 4, Web Authentication</text:p>
      <text:p text:style-name="P1">Magnus Dahl-Hansen, April 2023</text:p>
      <text:p text:style-name="P1"/>
      <text:p text:style-name="Standard"/>
      <text:p text:style-name="P2">What are we going to do?:</text:p>
      <text:list xml:id="list890074757" text:style-name="L13">
        <text:list-item>
          <text:p text:style-name="P6"><text:span text:style-name="T2">I</text:span>mplement a web application that displays a greeting message to authenticated users.</text:p>
        </text:list-item>
        <text:list-item>
          <text:p text:style-name="P7"><text:span text:style-name="T2">L</text:span>earn the basic methods for handling and managing credentials to authenticate humans.</text:p>
        </text:list-item>
        <text:list-item>
          <text:p text:style-name="P7">The webserver must provide the following endpoints:</text:p>
        </text:list-item>
      </text:list>
      <text:list xml:id="list525488916" text:style-name="L16">
        <text:list-item>
          <text:list>
            <text:list-item>
              <text:p text:style-name="P8">"/" (GET) →<text:span text:style-name="T3"> </text:span>Returns an HTML webpage displaying:</text:p>
              <text:list>
                <text:list-item>
                  <text:p text:style-name="P8">A welcome message.</text:p>
                </text:list-item>
                <text:list-item>
                  <text:p text:style-name="P8">The username of a logged-in user.</text:p>
                </text:list-item>
                <text:list-item>
                  <text:p text:style-name="P8">A link to the register new user page.</text:p>
                </text:list-item>
                <text:list-item>
                  <text:p text:style-name="P8">A link to the login page.</text:p>
                </text:list-item>
              </text:list>
              <text:p text:style-name="P8"/>
            </text:list-item>
            <text:list-item>
              <text:p text:style-name="P8">"/register" (GET, PUT) →<text:span text:style-name="T3"> </text:span>An HTML form to add new users. The form must <text:span text:style-name="T3">contain these </text:span>fields:</text:p>
              <text:list>
                <text:list-item>
                  <text:p text:style-name="P8">Username</text:p>
                </text:list-item>
                <text:list-item>
                  <text:p text:style-name="P8">Password</text:p>
                </text:list-item>
                <text:list-item>
                  <text:p text:style-name="P8">Password verification</text:p>
                </text:list-item>
                <text:list-item>
                  <text:p text:style-name="P8">An error message must be displayed on the following conditions.</text:p>
                  <text:list>
                    <text:list-item>
                      <text:p text:style-name="P8">The username is already registered.</text:p>
                    </text:list-item>
                    <text:list-item>
                      <text:p text:style-name="P8">Password verification fails.</text:p>
                    </text:list-item>
                    <text:list-item>
                      <text:p text:style-name="P8">Password is of insufficient strength (you can decide the criteria).</text:p>
                    </text:list-item>
                    <text:list-item>
                      <text:p text:style-name="P8">On success, the user credentials should be persisted on the server.</text:p>
                    </text:list-item>
                  </text:list>
                </text:list-item>
              </text:list>
              <text:p text:style-name="P8"/>
            </text:list-item>
            <text:list-item>
              <text:p text:style-name="P8">"/login" (GET, PUT) →<text:span text:style-name="T3"> </text:span>An HTML page for authenticating users. Credentials are:</text:p>
              <text:list>
                <text:list-item>
                  <text:p text:style-name="P8">Username</text:p>
                </text:list-item>
                <text:list-item>
                  <text:p text:style-name="P8">Password</text:p>
                </text:list-item>
                <text:list-item>
                  <text:p text:style-name="P8">After successful login, the user should be redirected to the "/" endpoint.</text:p>
                </text:list-item>
              </text:list>
            </text:list-item>
          </text:list>
        </text:list-item>
      </text:list>
      <text:p text:style-name="Standard"/>
      <text:p text:style-name="Standard">All API endpoints should return HTML documents.</text:p>
      <text:p text:style-name="Standard"/>
      <text:p text:style-name="Standard">Requirements</text:p>
      <text:p text:style-name="Standard">The webserver must persist user-provided credentials in a file.</text:p>
      <text:p text:style-name="Standard">The credentials must be protected from network-based replay attacks and network snooping.</text:p>
      <text:p text:style-name="Standard">The password file should be resilient to dictionary attacks.</text:p>
      <text:p text:style-name="Standard">(Optional) Log authentication requests, both failed and successful.</text:p>
      <text:p text:style-name="P9">You are free to use a web framework like Flask and Rocket to implement the web server functionality. However, the usage of authentication frameworks (e.g., Flask-Login) is not allowed. We do allow and recommend the usage of a crypto library for securing communication and passwords. The following setup and tools are recommended</text:p>
      <text:list xml:id="list1160836349" text:style-name="L17">
        <text:list-item>
          <text:p text:style-name="P10">Python</text:p>
        </text:list-item>
        <text:list-item>
          <text:p text:style-name="P10">Flask</text:p>
        </text:list-item>
        <text:list-item>
          <text:p text:style-name="P10">Bcrypt</text:p>
        </text:list-item>
        <text:list-item>
          <text:p text:style-name="P10">OpenSSL + Let's Encrypt</text:p>
          <text:p text:style-name="P10"/>
        </text:list-item>
      </text:list>
      <text:p text:style-name="P9">No client-side scripting is needed to complete this assignment.</text:p>
      <text:p text:style-name="Standard"/>
      <text:p text:style-name="P9"><text:span text:style-name="T1"/></text:p>
      <text:p text:style-name="P9"><text:span text:style-name="T1">The report should be 3-5 pages (exluding front-page and figures) and must contain:</text:span></text:p>
      <text:list xml:id="list2020261190" text:style-name="L22">
        <text:list-item>
          <text:p text:style-name="P13">Introductions</text:p>
          <text:list>
            <text:list-item>
              <text:p text:style-name="P13"><text:soft-page-break/>Describe briefly and in your own words the problem you are set to solve. What are you trying to achieve?</text:p>
            </text:list-item>
            <text:list-item>
              <text:p text:style-name="P13">Did you make any assumptions or simplifications?</text:p>
            </text:list-item>
            <text:list-item>
              <text:p text:style-name="P13">What is the attack model? </text:p>
            </text:list-item>
          </text:list>
          <text:p text:style-name="P13"/>
        </text:list-item>
        <text:list-item>
          <text:p text:style-name="P13">Background Theory</text:p>
          <text:list>
            <text:list-item>
              <text:p text:style-name="P13">Write about some of the key topics you touch on from our curriculum.</text:p>
            </text:list-item>
          </text:list>
          <text:p text:style-name="P13"/>
        </text:list-item>
        <text:list-item>
          <text:p text:style-name="P13">Your design and implementation</text:p>
          <text:list>
            <text:list-item>
              <text:p text:style-name="P13">Describe interesting and important bits of your implementation.</text:p>
            </text:list-item>
            <text:list-item>
              <text:p text:style-name="P13">Can you visualize how your program is organized with a figure? Your report should at least have 1 figure.</text:p>
            </text:list-item>
            <text:list-item>
              <text:p text:style-name="P13">What did you learn?</text:p>
            </text:list-item>
            <text:list-item>
              <text:p text:style-name="P13">How did you encode and store passwords?</text:p>
            </text:list-item>
            <text:list-item>
              <text:p text:style-name="P13">What considerations did you make for password strength?</text:p>
            </text:list-item>
            <text:list-item>
              <text:p text:style-name="P13">How can the server identify authenticated users after login?</text:p>
            </text:list-item>
            <text:list-item>
              <text:p text:style-name="P13">Did you set up encrypted network communication?</text:p>
            </text:list-item>
            <text:list-item>
              <text:p text:style-name="P13">Are you using any particular library or special language features? (e.g., <text:s/>Flask Sessions to store cookies, etc.)</text:p>
            </text:list-item>
          </text:list>
          <text:p text:style-name="P13"/>
        </text:list-item>
        <text:list-item>
          <text:p text:style-name="P13">Evaluation / Discussions</text:p>
          <text:list>
            <text:list-item>
              <text:p text:style-name="P13">Provide evidence that your implementation solved the problem you were given.</text:p>
            </text:list-item>
            <text:list-item>
              <text:p text:style-name="P13">E.g., when the server returns on the specific endpoints based on various input.</text:p>
            </text:list-item>
          </text:list>
          <text:p text:style-name="P13"/>
        </text:list-item>
        <text:list-item>
          <text:p text:style-name="P13">Conclusions</text:p>
          <text:list>
            <text:list-item>
              <text:p text:style-name="P13">Recap the problem you were given and how you solved it.</text:p>
            </text:list-item>
            <text:list-item>
              <text:p text:style-name="P13">Did you complete the task? Any key findings?</text:p>
            </text:list-item>
          </text:list>
          <text:p text:style-name="P13"/>
        </text:list-item>
        <text:list-item>
          <text:p text:style-name="P13">References</text:p>
          <text:list>
            <text:list-item>
              <text:p text:style-name="P13">Lists of works that support your claims or explain something in further detail.</text:p>
            </text:list-item>
            <text:list-item>
              <text:p text:style-name="P13">All citations must be used in the text.</text:p>
            </text:list-item>
          </text:list>
        </text:list-item>
      </text:list>
      <text:p text:style-name="Standard"/>
      <text:p text:style-name="Standard"/>
      <text:p text:style-name="P9"><text:span text:style-name="T1">Hand in this:</text:span></text:p>
      <text:list xml:id="list1226707687" text:style-name="L20">
        <text:list-item>
          <text:p text:style-name="P11"><text:span text:style-name="T3">A</text:span> SINGLE Zip-compressed Archive</text:p>
        </text:list-item>
        <text:list-item>
          <text:p text:style-name="P12">The name of the hand-in file: <text:span text:style-name="T3">inf2310-2.semester-2023-</text:span><text:span text:style-name="T4">a</text:span><text:span text:style-name="T3">4-mda105</text:span></text:p>
        </text:list-item>
        <text:list-item>
          <text:p text:style-name="P14">Layout of hand-in folder:</text:p>
          <text:list>
            <text:list-item>
              <text:p text:style-name="P14"><text:span text:style-name="T3">inf2310-2.semester-2023-assignment4-mda105</text:span></text:p>
              <text:list>
                <text:list-item>
                  <text:p text:style-name="P14">src</text:p>
                  <text:list>
                    <text:list-item>
                      <text:p text:style-name="P14">source code</text:p>
                    </text:list-item>
                  </text:list>
                </text:list-item>
                <text:list-item>
                  <text:p text:style-name="P14">doc</text:p>
                  <text:list>
                    <text:list-item>
                      <text:p text:style-name="P14">Report.pdf</text:p>
                    </text:list-item>
                    <text:list-item>
                      <text:p text:style-name="P14">ReadMe → specifications to run code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3">How am I going to do it?:</text:p>
      <text:list xml:id="list413306954" text:style-name="L11">
        <text:list-item>
          <text:p text:style-name="P15"><text:span text:style-name="T2">I</text:span>mplement a web application that displays a greeting message to authenticated users.</text:p>
        </text:list-item>
        <text:list-item>
          <text:p text:style-name="P15"><text:span text:style-name="T2">L</text:span>earn the basic methods for handling and managing credentials to authenticate humans.</text:p>
        </text:list-item>
        <text:list-item>
          <text:p text:style-name="P15"><text:soft-page-break/>The webserver must provide the following endpoints:</text:p>
          <text:list>
            <text:list-item>
              <text:p text:style-name="P15">"/" (GET) →<text:span text:style-name="T3"> </text:span>Returns an HTML webpage displaying:</text:p>
              <text:list>
                <text:list-item>
                  <text:p text:style-name="P15">A welcome message.</text:p>
                </text:list-item>
                <text:list-item>
                  <text:p text:style-name="P15">The username of a logged-in user.</text:p>
                </text:list-item>
                <text:list-item>
                  <text:p text:style-name="P15">A link to the register new user page.</text:p>
                </text:list-item>
                <text:list-item>
                  <text:p text:style-name="P15">A link to the login page.</text:p>
                </text:list-item>
              </text:list>
              <text:p text:style-name="P15"/>
            </text:list-item>
            <text:list-item>
              <text:p text:style-name="P15">"/register" (GET, PUT) →<text:span text:style-name="T3"> </text:span>An HTML form to add new users. The form must <text:span text:style-name="T3">contain these </text:span>fields:</text:p>
              <text:list>
                <text:list-item>
                  <text:p text:style-name="P15">Username</text:p>
                </text:list-item>
                <text:list-item>
                  <text:p text:style-name="P15">Password</text:p>
                </text:list-item>
                <text:list-item>
                  <text:p text:style-name="P15">Password verification</text:p>
                </text:list-item>
                <text:list-item>
                  <text:p text:style-name="P15">An error message must be displayed on the following conditions.</text:p>
                  <text:list>
                    <text:list-item>
                      <text:p text:style-name="P15">The username is already registered.</text:p>
                    </text:list-item>
                    <text:list-item>
                      <text:p text:style-name="P15">Password verification fails.</text:p>
                    </text:list-item>
                    <text:list-item>
                      <text:p text:style-name="P15">Password is of insufficient strength (you can decide the criteria).</text:p>
                    </text:list-item>
                    <text:list-item>
                      <text:p text:style-name="P15">On success, the user credentials should be persisted on the server.</text:p>
                    </text:list-item>
                  </text:list>
                </text:list-item>
              </text:list>
              <text:p text:style-name="P15"/>
            </text:list-item>
            <text:list-item>
              <text:p text:style-name="P15">"/login" (GET, PUT) →<text:span text:style-name="T3"> </text:span>An HTML page for authenticating users. Credentials are:</text:p>
              <text:list>
                <text:list-item>
                  <text:p text:style-name="P15">Username</text:p>
                </text:list-item>
                <text:list-item>
                  <text:p text:style-name="P15">Password</text:p>
                </text:list-item>
                <text:list-item>
                  <text:p text:style-name="P15">After successful login, the user should be redirected to the "/" endpoint.</text:p>
                </text:list-item>
              </text:list>
            </text:list-item>
          </text:list>
        </text:list-item>
        <text:list-item>
          <text:p text:style-name="P15"/>
        </text:list-item>
        <text:list-item>
          <text:p text:style-name="P15">All API endpoints should return HTML documents.</text:p>
        </text:list-item>
        <text:list-item>
          <text:p text:style-name="P15"/>
        </text:list-item>
        <text:list-item>
          <text:p text:style-name="P15">Requirements</text:p>
        </text:list-item>
        <text:list-item>
          <text:p text:style-name="P15">The webserver must persist user-provided credentials in a file.</text:p>
        </text:list-item>
        <text:list-item>
          <text:p text:style-name="P15">The credentials must be protected from network-based replay attacks and network snooping.</text:p>
        </text:list-item>
        <text:list-item>
          <text:p text:style-name="P15">The password file should be resilient to dictionary attacks.</text:p>
        </text:list-item>
        <text:list-item>
          <text:p text:style-name="P15">(Optional) Log authentication requests, both failed and successful.</text:p>
        </text:list-item>
        <text:list-item>
          <text:p text:style-name="P15">You are free to use a web framework like Flask and Rocket to implement the web server functionality. However, the usage of authentication frameworks (e.g., Flask-Login) is not allowed. We do allow and recommend the usage of a crypto library for securing communication and passwords. The following setup and tools are recommended</text:p>
        </text:list-item>
        <text:list-item>
          <text:p text:style-name="P15">Python</text:p>
        </text:list-item>
        <text:list-item>
          <text:p text:style-name="P15">Flask</text:p>
        </text:list-item>
        <text:list-item>
          <text:p text:style-name="P15">Bcrypt</text:p>
        </text:list-item>
        <text:list-item>
          <text:p text:style-name="P15">OpenSSL + Let's Encrypt</text:p>
          <text:p text:style-name="P15"/>
        </text:list-item>
        <text:list-item>
          <text:p text:style-name="P5">No client-side scripting is needed to complete this assignment.</text:p>
        </text:list-item>
        <text:list-item>
          <text:p text:style-name="P4"/>
        </text:list-item>
        <text:list-item>
          <text:p text:style-name="P4"/>
        </text:list-item>
        <text:list-item>
          <text:p text:style-name="P4"><text:span text:style-name="T2">D</text:span>eploy <text:span text:style-name="T2">the implementation</text:span> on the virtual machine you received at the beginning of this course (e.g., hjo001.csano.no) for evaluatio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LatoWeb" svg:font-family="LatoWeb, 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0T13:26:11.170207079</meta:creation-date>
    <dc:date>2023-03-30T13:54:42.656178540</dc:date>
    <meta:editing-duration>PT28M3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119" meta:word-count="912" meta:character-count="5359" meta:non-whitespace-character-count="4656"/>
  </office:meta>
</office:document-meta>
</file>